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04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PT Sans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Таблица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zap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pbg</text:p>
          </table:table-cell>
        </table:table-row>
        <table:table-row table:style-name="ro1">
          <table:table-cell office:value-type="string" calcext:value-type="string">
            <text:p>Научные исследования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Сохранение участков дикой природы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, 2, 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охранение видов и генетического разнообразия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, 2,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редоставление экосистемных услуг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Охрана особых природных или культурных достопримечательностей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Туризм и рекреация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бразование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олговременная и щадящая (устойчивая) эксплуатация ресурсов природных экосистем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2, 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охранение культурных обычаев и традиций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table table:name="Пояснения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Примеча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аблица взята из: Благовидов, Очагов, Птичников. Сохранение биоразнообразия лесов России: вклад ООПТ и лесов I группы. 2002. С. 26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 таблицу внесены исправление: «поддержание экологического баланса» (задача 4) заменено на «предоставление экосистемных услуг», поскольку в оригинале «maintenance of environmental services» (Guidelines for Protected Area Management Categories. IUNC, 1994. P. 8); перевод «предоставление экосистемных услуг» используется в Бишоп, К. и др. Говорим на общем языке. Система категорий охраняемых природных территорий МСОП и её применение на практике. М., 2006. С. 47. Также испрвлен перевод кода 4 — в оригинале Not applicable, что значит «не применимо к данной категории», а не «непрофильные (менее актуальные) задачи». Тут также использован перевод из «Говорим на общем языке»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аблица изменена с учётом изменения законодательства об ООПТ с 2000 по 2020 год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Учитывались только изменения в ФЗ об ООПТ и актах Правительства об отдельных категориях (типовых положениях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Если задачи не изменялись, то и в таблице ничего не менялось. Если задачи в НПА изменялись, то цифры в таблице тоже изменялись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У заповедников туризм поменяли с 3 на 2, потому что это задача теперь записана в законе, и как бы мы не критиковали это нововведение, не учитывать его нельзя: вряд ли туризм стал основной задачей, но его одновременно нельзя уже относить и только лишь к «потенциально выполнимой» задач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У нацпарков ничего не меняем, потому что изменение формулировки о научных исследованиях — это просто перевод её на более торжественный бюрократический язык в духе всяких прорывов куда-то, а по сути ничего не поменялось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У природных парков задачи из закона вообще убрали. Однако положение о режиме охраны не поменялись, а поскольку режим охраны в идеале вытекает из задач, то можно сделать вывод, что и задачи не поменялись. Следовательно, в таблице тоже ничего не меняем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У заказников задач как не было, так и нет (есть только цели в общем положении о заказниках федерального значения), но нормы закона принципиально не менялись, кроме положений, касающихся управления и возможности преобразования заказников. Следовательно, в таблице ничего не меняем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 памятниками природы то же самое, что с заказниками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 дендропаркам и ботсадам задач в законе не было и нет, изменилось определение — из него убрали указание на осуществление научной, учебной и просветительской деятельности. Однако поскольку нормы о режиме охраны и о зонировании остались прежними, то нет никаких оснований полагать, что научная, учебная и просветительская деятельность перестали быть хотя бы второстепенными задачами дендропарков и ботсадов — напротив, раз остаются экспозиционные и научно-экспериментальные зоны, то остаются и задачи по просвещению и научно-образовательной деятельности. Вывод: в таблице ничего не меняем.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ask — задач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p — государственные природные заповедники (ZAPovedniki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p — национальные парки (National Parks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p — природные парки (Prirodniye Parki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k — заказники (ZAKazniki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n — памятники природы (MONuments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pbg — дендрлогические парки и ботанические сады (Dendrological Parks and Botanical Garden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 — первостепенная задач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— второстепенная задач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— потенциально выполнимая (возможные) задач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— задача,не применимая к данной категории</text:p>
          </table:table-cell>
          <table:table-cell table:number-columns-repeated="1023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.00.0000</text:date>, <text:time style:data-style-name="N2" text:time-value="13:32:44.44549267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1:00:48.458538901</meta:creation-date>
    <dc:date>2020-04-24T13:40:59.313780913</dc:date>
    <meta:editing-duration>PT1H3M48S</meta:editing-duration>
    <meta:editing-cycles>14</meta:editing-cycles>
    <meta:generator>LibreOffice/6.2.4.2$Linux_X86_64 LibreOffice_project/20$Build-2</meta:generator>
    <meta:document-statistic meta:table-count="2" meta:cell-count="93" meta:object-count="0"/>
  </office:meta>
</office:document-meta>
</file>